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Num_20_123_20_Cont." style:list-style-name="OOoNum_20_123"/>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TableText">
      <style:text-properties fo:language="en" fo:country="US"/>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ext-properties fo:language="en" fo:country="U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_5f_ListIntro" style:master-page-name="">
      <style:paragraph-properties style:page-number="auto"/>
      <style:text-properties fo:language="en" fo:country="US"/>
    </style:style>
    <style:style style:name="P12" style:family="paragraph" style:parent-style-name="Figure">
      <style:text-properties fo:language="en" fo:country="US"/>
    </style:style>
    <style:style style:name="P13" style:family="paragraph" style:parent-style-name="Figure">
      <style:paragraph-properties fo:text-align="center" style:justify-single-word="false"/>
      <style:text-properties fo:language="en" fo:country="US"/>
    </style:style>
    <style:style style:name="P14" style:family="paragraph" style:parent-style-name="OOoTextBody">
      <style:text-properties fo:language="en" fo:country="US"/>
    </style:style>
    <style:style style:name="P15" style:family="paragraph" style:parent-style-name="OOoTableHeader">
      <style:text-properties fo:language="en" fo:country="US"/>
    </style:style>
    <style:style style:name="P16" style:family="paragraph" style:parent-style-name="OOoDefinitionTerm">
      <style:text-properties fo:language="en" fo:country="US"/>
    </style:style>
    <style:style style:name="P17" style:family="paragraph" style:parent-style-name="OOoFigureCaption">
      <style:text-properties fo:language="en" fo:country="US"/>
    </style:style>
    <style:style style:name="P18" style:family="paragraph" style:parent-style-name="OOoFigureCaption">
      <style:paragraph-properties fo:text-align="center" style:justify-single-word="false"/>
      <style:text-properties fo:language="en" fo:country="US"/>
    </style:style>
    <style:style style:name="P19" style:family="paragraph" style:parent-style-name="OOoTextBody_5f_ListIntro">
      <style:text-properties fo:language="en" fo:country="US"/>
    </style:style>
    <style:style style:name="P20" style:family="paragraph" style:parent-style-name="OOoDefinition">
      <style:text-properties fo:language="en" fo:country="US"/>
    </style:style>
    <style:style style:name="P21" style:family="paragraph" style:parent-style-name="OOoFigure">
      <style:text-properties fo:language="en" fo:country="US"/>
    </style:style>
    <style:style style:name="P22" style:family="paragraph" style:parent-style-name="OOoFigure" style:master-page-name="">
      <style:paragraph-properties loext:contextual-spacing="false" fo:margin-top="0.0827in" fo:margin-bottom="0.161in" style:page-number="auto"/>
      <style:text-properties fo:language="en" fo:country="US"/>
    </style:style>
    <style:style style:name="P23" style:family="paragraph" style:parent-style-name="OOoTableCaption">
      <style:text-properties fo:language="en" fo:country="US"/>
    </style:style>
    <style:style style:name="P24" style:family="paragraph" style:parent-style-name="OOoTip_2f_Note_2f_Caution">
      <style:text-properties fo:language="en" fo:country="US"/>
    </style:style>
    <style:style style:name="P25"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7" style:family="paragraph" style:parent-style-name="OOoList_20_1_20_Cont.">
      <style:text-properties fo:language="en" fo:country="US"/>
    </style:style>
    <style:style style:name="P28" style:family="paragraph" style:parent-style-name="OOoList_20_1_20_End">
      <style:text-properties fo:language="en" fo:country="US"/>
    </style:style>
    <style:style style:name="P29" style:family="paragraph" style:parent-style-name="OOoList_20_1_20_Start">
      <style:text-properties fo:language="en" fo:country="US"/>
    </style:style>
    <style:style style:name="P30" style:family="paragraph" style:parent-style-name="OOoList_20_1_20_Start" style:master-page-name="">
      <style:paragraph-properties style:page-number="auto" fo:keep-with-next="always"/>
      <style:text-properties fo:language="en" fo:country="US"/>
    </style:style>
    <style:style style:name="P31" style:family="paragraph" style:parent-style-name="OOoHeading_20_0" style:master-page-name="OOoPageStyle">
      <style:paragraph-properties loext:contextual-spacing="false" fo:margin-top="1.9689in" fo:margin-bottom="0.7874in" style:page-number="auto"/>
    </style:style>
    <style:style style:name="P32" style:family="paragraph" style:parent-style-name="OOoNum_20_123_20_End">
      <style:text-properties fo:language="en" fo:country="US"/>
    </style:style>
    <style:style style:name="P33" style:family="paragraph" style:parent-style-name="OOoNum_20_123_20_End" style:list-style-name="OOoNum_20_123">
      <style:text-properties fo:language="en" fo:country="US"/>
    </style:style>
    <style:style style:name="P34" style:family="paragraph" style:parent-style-name="OOoNum_20_123_20_Cont.">
      <style:text-properties fo:language="en" fo:country="US"/>
    </style:style>
    <style:style style:name="P35" style:family="paragraph" style:parent-style-name="OOoNum_20_123_20_Cont." style:list-style-name="OOoNum_20_123">
      <style:text-properties fo:language="en" fo:country="US"/>
    </style:style>
    <style:style style:name="P36" style:family="paragraph" style:parent-style-name="OOoNum_20_123_20_Cont." style:list-style-name="OOoNum_20_123">
      <style:paragraph-properties loext:contextual-spacing="false"/>
      <style:text-properties fo:language="en" fo:country="US"/>
    </style:style>
    <style:style style:name="P37" style:family="paragraph" style:parent-style-name="OOoNum_20_123_20_Cont." style:list-style-name="OOoNum_20_123"/>
    <style:style style:name="P38" style:family="paragraph" style:parent-style-name="OOoHeading_20_2">
      <style:text-properties fo:language="en" fo:country="US"/>
    </style:style>
    <style:style style:name="P39" style:family="paragraph" style:parent-style-name="OOoNum_20_123_20_Start" style:list-style-name="OOoNum_20_123"/>
    <style:style style:name="P40" style:family="paragraph" style:parent-style-name="OOoNum_20_123_20_Start">
      <style:text-properties fo:language="en" fo:country="US"/>
    </style:style>
    <style:style style:name="P41" style:family="paragraph" style:parent-style-name="OOoNum_20_123_20_Start">
      <style:paragraph-properties fo:margin-left="0.5118in" fo:margin-right="-0.0398in" fo:text-indent="-0.1181in" style:auto-text-indent="false">
        <style:tab-stops/>
      </style:paragraph-properties>
    </style:style>
    <style:style style:name="T1" style:family="text">
      <style:text-properties fo:language="en" fo:country="US"/>
    </style:style>
    <style:style style:name="T2" style:family="text">
      <style:text-properties fo:language="en" fo:country="US"/>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style="italic" style:font-style-asian="italic"/>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fo:font-weight="normal" style:font-style-asian="normal" style:font-weight-asian="normal" style:font-style-complex="normal" style:font-weight-complex="normal"/>
    </style:style>
    <style:style style:name="T7" style:family="text">
      <style:text-properties fo:language="en" fo:country="US" fo:font-weight="normal" style:font-weight-asian="normal" style:font-weight-complex="normal"/>
    </style:style>
    <style:style style:name="T8" style:family="text">
      <style:text-properties fo:language="en" fo:country="US" style:font-weight-asian="normal" style:font-weight-complex="normal"/>
    </style:style>
    <style:style style:name="T9" style:family="text">
      <style:text-properties fo:language="en" fo:country="US" fo:font-weight="bold" style:font-weight-asian="normal" style:font-weight-complex="normal"/>
    </style:style>
    <style:style style:name="T10" style:family="text">
      <style:text-properties fo:color="#0084d1" style:font-name="Liberation Sans" fo:font-size="14pt" fo:font-weight="bold" loext:opacity="100%"/>
    </style:style>
    <style:style style:name="T11" style:family="text">
      <style:text-properties style:font-name="Liberation Sans1" fo:font-size="11pt"/>
    </style:style>
    <style:style style:name="T12" style:family="text">
      <style:text-properties style:font-name="Liberation Sans1" fo:font-size="11pt" fo:language="en" fo:country="US"/>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changed-region xml:id="ct366444200" text:id="ct366444200">
          <text:insertion>
            <office:change-info>
              <dc:creator>f c</dc:creator>
              <dc:date>2022-11-13T13:28:00</dc:date>
            </office:change-info>
          </text:insertion>
        </text:changed-region>
        <text:changed-region xml:id="ct366444096" text:id="ct366444096">
          <text:deletion>
            <office:change-info>
              <dc:creator>f c</dc:creator>
              <dc:date>2022-11-13T13:31:00</dc:date>
            </office:change-info>
            <text:list xml:id="list2039491883977409965" text:style-name="OOoNum_20_123">
              <text:list-item>
                <text:p text:style-name="P1"><text:span text:style-name="T1">'</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text:span text:style-name="T1">Chapter </text:span><text:span text:style-name="OOoChapterNumber"><text:span text:style-name="T1">2</text:span></text:span><text:span text:style-name="T1"> <text:line-break/>Using Styles and Templates</text:span></text:h>
      <text:h text:style-name="OOoHeading_20_1"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4">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1">All documents in Apache OpenOffice are based on templates. </text:span><text:span text:style-name="T7">You can create, or download and install, as many templates as you wish, and you can specify a template as the default for each type of document (text, spreadsheet, drawing, presentation). </text:span><text:span text:style-name="T1">If you do not </text:span><text:span text:style-name="T1">choose</text:span><text:span text:style-name="T1">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1"><text:reference-ref text:reference-format="text" text:ref-name="Setting a default template">Setting a Default Template</text:reference-ref></text:span><text:span text:style-name="T1">” on page </text:span><text:span text:style-name="T1"><text:reference-ref text:reference-format="page" text:ref-name="Setting a default template">15</text:reference-ref></text:span><text:span text:style-name="T1"> for more information.</text:span></text:p>
      <text:h text:style-name="OOoHeading_20_1" text:outline-level="2">What Are <text:alphabetical-index-mark text:string-value="types supported" text:key1="styles"/><text:alphabetical-index-mark text:string-value="description" text:key1="styles"/>Styles?</text:h>
      <text:p text:style-name="OOoTextBody"><text:span text:style-name="T1">A </text:span><text:span text:style-name="OOoEmphasis"><text:span text:style-name="T5">style</text:span></text:span><text:span text:style-name="T4">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4">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3">Using styles means </text:span><text:span text:style-name="T1">that instead of applying “font </text:span><text:span text:style-name="T3">size 14pt, Times New Roman, bold, centered”, </text:span><text:span text:style-name="T1">you can apply (for example) a “Title”</text:span><text:span text:style-name="T3"> style, if you have defined the “Title” style to have those characteristics. In other words, using styles means that you shift the emphasis from what the text (or page, or other element) looks like, to what the text </text:span><text:span text:style-name="OOoEmphasis"><text:span text:style-name="T6">is</text:span></text:span><text:span text:style-name="T3">.</text:span></text:p>
      <text:h text:style-name="OOoHeading_20_2" text:outline-level="3">Using Styles Is Highly Recommended</text:h>
      <text:p text:style-name="P14">Apache OpenOffice is a styles-based<text:span text:style-name="T13"> program. Using styles effectively requires some planning, but the time spent in planning can save time and effort over the longer term.</text:span></text:p>
      <text:p text:style-name="P14"><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17</text:reference-ref></text:span><text:span text:style-name="T13">.</text:span></text:p>
      <text:h text:style-name="OOoHeading_20_2" text:outline-level="3">Type of Styles in Apache OpenOffice</text:h>
      <text:p text:style-name="P19">Apache OpenOffice supports the following types of styles:</text:p>
      <text:list xml:id="list9117652881725055797"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4">Different styles are available in the various components of Apache OpenOffice, as listed in <text:sequence-ref text:reference-format="category-and-value" text:ref-name="refTable0">Table 1</text:sequence-ref>.</text:p>
      <text:p text:style-name="P14">Apache OpenOffice comes with many predefined styles. You can use the styles as provided, modify them, or create new styles, as described in this chapter.</text:p>
      <text:p text:style-name="P23"><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5">Style Type</text:p>
            </table:table-cell>
            <table:table-cell table:style-name="Table5.A1" office:value-type="string">
              <text:p text:style-name="P15">Writer</text:p>
            </table:table-cell>
            <table:table-cell table:style-name="Table5.A1" office:value-type="string">
              <text:p text:style-name="P15">Calc</text:p>
            </table:table-cell>
            <table:table-cell table:style-name="Table5.A1" office:value-type="string">
              <text:p text:style-name="P15">Draw</text:p>
            </table:table-cell>
            <table:table-cell table:style-name="Table5.A1" office:value-type="string">
              <text:p text:style-name="P15">Impress</text:p>
            </table:table-cell>
          </table:table-row>
        </table:table-header-rows>
        <table:table-row>
          <table:table-cell table:style-name="Table5.A2" office:value-type="string">
            <text:p text:style-name="P5">Page</text:p>
          </table:table-cell>
          <table:table-cell table:style-name="Table5.A2" office:value-type="string">
            <text:p text:style-name="P5">X</text:p>
          </table:table-cell>
          <table:table-cell table:style-name="Table5.A2" office:value-type="string">
            <text:p text:style-name="P5">X</text:p>
          </table:table-cell>
          <table:table-cell table:style-name="Table5.A2" office:value-type="string">
            <text:p text:style-name="P5"/>
          </table:table-cell>
          <table:table-cell table:style-name="Table5.A2" office:value-type="string">
            <text:p text:style-name="P5"/>
          </table:table-cell>
        </table:table-row>
        <table:table-row>
          <table:table-cell table:style-name="Table5.A3" office:value-type="string">
            <text:p text:style-name="P5">Paragraph</text:p>
          </table:table-cell>
          <table:table-cell table:style-name="Table5.A3" office:value-type="string">
            <text:p text:style-name="P5">X</text:p>
          </table:table-cell>
          <table:table-cell table:style-name="Table5.A3" office:value-type="string">
            <text:p text:style-name="P5"/>
          </table:table-cell>
          <table:table-cell table:style-name="Table5.A3" office:value-type="string">
            <text:p text:style-name="P5"/>
          </table:table-cell>
          <table:table-cell table:style-name="Table5.A3" office:value-type="string">
            <text:p text:style-name="P5"/>
          </table:table-cell>
        </table:table-row>
        <table:table-row>
          <table:table-cell table:style-name="Table5.A2" office:value-type="string">
            <text:p text:style-name="P5">Character</text:p>
          </table:table-cell>
          <table:table-cell table:style-name="Table5.A2" office:value-type="string">
            <text:p text:style-name="P5">X</text:p>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row>
        <table:table-row>
          <table:table-cell table:style-name="Table5.A3" office:value-type="string">
            <text:p text:style-name="P5">Frame</text:p>
          </table:table-cell>
          <table:table-cell table:style-name="Table5.A3" office:value-type="string">
            <text:p text:style-name="P5">X</text:p>
          </table:table-cell>
          <table:table-cell table:style-name="Table5.A3" office:value-type="string">
            <text:p text:style-name="P5"/>
          </table:table-cell>
          <table:table-cell table:style-name="Table5.A3" office:value-type="string">
            <text:p text:style-name="P5"/>
          </table:table-cell>
          <table:table-cell table:style-name="Table5.A3" office:value-type="string">
            <text:p text:style-name="P5"/>
          </table:table-cell>
        </table:table-row>
        <table:table-row>
          <table:table-cell table:style-name="Table5.A2" office:value-type="string">
            <text:p text:style-name="P5">Numbering</text:p>
          </table:table-cell>
          <table:table-cell table:style-name="Table5.A2" office:value-type="string">
            <text:p text:style-name="P5">X</text:p>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row>
        <table:table-row>
          <table:table-cell table:style-name="Table5.A3" office:value-type="string">
            <text:p text:style-name="P5">Cell</text:p>
          </table:table-cell>
          <table:table-cell table:style-name="Table5.A3" office:value-type="string">
            <text:p text:style-name="P5"/>
          </table:table-cell>
          <table:table-cell table:style-name="Table5.A3" office:value-type="string">
            <text:p text:style-name="P5">X</text:p>
          </table:table-cell>
          <table:table-cell table:style-name="Table5.A3" office:value-type="string">
            <text:p text:style-name="P5"/>
          </table:table-cell>
          <table:table-cell table:style-name="Table5.A3" office:value-type="string">
            <text:p text:style-name="P5"/>
          </table:table-cell>
        </table:table-row>
        <table:table-row>
          <table:table-cell table:style-name="Table5.A2" office:value-type="string">
            <text:p text:style-name="P5">Presentation</text:p>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X</text:p>
          </table:table-cell>
          <table:table-cell table:style-name="Table5.A2" office:value-type="string">
            <text:p text:style-name="P5">X</text:p>
          </table:table-cell>
        </table:table-row>
        <table:table-row>
          <table:table-cell table:style-name="Table5.A3" office:value-type="string">
            <text:p text:style-name="P5">Graphics</text:p>
          </table:table-cell>
          <table:table-cell table:style-name="Table5.A3" office:value-type="string">
            <text:p text:style-name="P5">(included in Frame styles)</text:p>
          </table:table-cell>
          <table:table-cell table:style-name="Table5.A3" office:value-type="string">
            <text:p text:style-name="P5"/>
          </table:table-cell>
          <table:table-cell table:style-name="Table5.A3" office:value-type="string">
            <text:p text:style-name="P5">X</text:p>
          </table:table-cell>
          <table:table-cell table:style-name="Table5.A3" office:value-type="string">
            <text:p text:style-name="P5">X</text:p>
          </table:table-cell>
        </table:table-row>
      </table:table>
      <text:h text:style-name="OOoHeading_20_1" text:outline-level="2">Applying Styles</text:h>
      <text:p text:style-name="P19">Apache OpenOffice provides several ways for you to apply styles:</text:p>
      <text:list xml:id="list33578290" text:continue-numbering="true" text:style-name="OOoBullets_20_1">
        <text:list-item>
          <text:p text:style-name="P29">Styles and Formatting deck in the Sidebar</text:p>
        </text:list-item>
        <text:list-item>
          <text:p text:style-name="P27">Fill Format Mode</text:p>
        </text:list-item>
        <text:list-item>
          <text:p text:style-name="OOoList_20_1_20_Cont."><text:span text:style-name="T1">Apply</text:span><text:span text:style-name="T1"> Style list on the Formatting toolbar (Writer)</text:span></text:p>
        </text:list-item>
        <text:list-item>
          <text:p text:style-name="P28">Keyboard shortcuts</text:p>
        </text:list-item>
      </text:list>
      <text:h text:style-name="OOoHeading_20_2" text:outline-level="3">Using the <text:alphabetical-index-mark-start text:id="IMark179593624"/>Styles Deck in the Sidebar<text:alphabetical-index-mark-end text:id="IMark179593624"/></text:h>
      <text:list xml:id="list33567588" text:continue-list="list2039491883977409965" text:style-name="OOoNum_20_123">
        <text:list-item text:start-value="1">
          <text:p text:style-name="P39"><text:span text:style-name="T1">You can open the </text:span><text:span text:style-name="OOoMenuPath"><text:span text:style-name="T1">Styles and Formatting</text:span></text:span><text:span text:style-name="T1"> deck on the Sidebar in several ways: click the icon on the Sidebar, or </text:span><text:span text:style-name="T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3545695" text:continue-numbering="true" text:style-name="OOoNum_20_123">
        <text:list-item>
          <text:p text:style-name="P34">Click on one of the icons at the top left of the Styles and Formatting <text:span text:style-name="T11">deck</text:span> to display a list of styles in that category.</text:p>
        </text:list-item>
        <text:list-item>
          <text:p text:style-name="P32">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4">Tip</text:p>
          </table:table-cell>
          <table:table-cell table:style-name="Table17.A1" office:value-type="string">
            <text:p text:style-name="P5">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1"><text:soft-page-break/><draw:frame draw:style-name="fr1" draw:name="Figure_AOO41GS03_1" text:anchor-type="as-char" svg:width="5.6925in" draw:z-index="2"><draw:text-box fo:min-height="2.9402in"><text:p text:style-name="P12"><draw:frame draw:style-name="fr6" draw:name="AOO41GS03_002" text:anchor-type="as-char" svg:width="4.8453in" style:rel-width="100%" svg:height="2.3217in" style:rel-height="scale" draw:z-index="3"><draw:image xlink:href="Pictures/10000000000001EB000000F0C2CCDBE6.png" xlink:type="simple" xlink:show="embed" xlink:actuate="onLoad"/></draw:frame></text:p><text:p text:style-name="P17">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P14">Use <text:alphabetical-index-mark-start text:id="IMark179596888" text:key1="styles"/><text:alphabetical-index-mark-start text:id="IMark179593576"/>Fill Format<text:alphabetical-index-mark-end text:id="IMark179593576"/><text:alphabetical-index-mark-end text:id="IMark179596888"/> to apply a style to many areas quickly without having to go back to the Styles and Formatting deck and double-click every time. This method is quite useful when you need to format many scattered paragraphs, cells, or other items with the same style.</text:p>
      <text:list xml:id="list33551029" text:continue-list="list33545695" text:style-name="OOoNum_20_123">
        <text:list-item text:start-value="1">
          <text:p text:style-name="P40">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4"><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3547559" text:continue-numbering="true" text:style-name="OOoNum_20_123">
        <text:list-item>
          <text:p text:style-name="P34">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Using the <text:alphabetical-index-mark-start text:id="IMark179596984"/><text:alphabetical-index-mark-start text:id="IMark85508812" text:key1="styles"/>Apply Style List<text:alphabetical-index-mark-end text:id="IMark85508812"/><text:alphabetical-index-mark-end text:id="IMark179596984"/> in Writer</text:h>
      <text:p text:style-name="P9">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4">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21"><text:soft-page-break/><draw:frame draw:style-name="fr1" draw:name="Figure_AOO41GS03_2" text:anchor-type="as-char" svg:width="4.878in" draw:z-index="8"><draw:text-box fo:min-height="2.6965in"><text:p text:style-name="P13"><draw:frame draw:style-name="fr8" draw:name="AOO41GS03_004" text:anchor-type="as-char" svg:width="2.2638in" svg:height="2.4591in" draw:z-index="9"><draw:image xlink:href="Pictures/10000000000000C7000000D1A8E63778.png" xlink:type="simple" xlink:show="embed" xlink:actuate="onLoad"/></draw:frame></text:p><text:p text:style-name="P18">Figure <text:sequence text:ref-name="refFigure1" text:name="Figure" text:formula="ooow:Figure+1" style:num-format="1">2</text:sequence>: The Apply Style list on the Formatting toolbar</text:p></draw:text-box></draw:frame></text:p>
      <text:h text:style-name="P38"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alphabetical-index-mark text:string-value="modifying" text:key1="styles"/>Modifying Styles</text:h>
      <text:p text:style-name="P19">Apache OpenOffice provides several ways to modify styles (both the predefined styles and custom styles that you create):</text:p>
      <text:list xml:id="list39225175" text:style-name="OOoBullets_20_1">
        <text:list-item text:start-value="1">
          <text:p text:style-name="P29">Change a style using the Style dialog</text:p>
        </text:list-item>
      </text:list>
      <text:list xml:id="list33550833" text:continue-list="list33578290" text:style-name="OOoBullets_20_1">
        <text:list-item>
          <text:p text:style-name="P27">Update a style from a selection</text:p>
        </text:list-item>
        <text:list-item>
          <text:p text:style-name="P27">Use AutoUpdate (paragraph and frame styles only)</text:p>
        </text:list-item>
        <text:list-item>
          <text:p text:style-name="P28">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4">Tip</text:p>
          </table:table-cell>
          <table:table-cell table:style-name="Table16.A1" office:value-type="string">
            <text:p text:style-name="P5">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6"><text:span text:style-name="T1">To change an existing style using the </text:span><text:alphabetical-index-mark-start text:id="IMark179593288"/><text:span text:style-name="T1">Style dialog</text:span><text:alphabetical-index-mark-end text:id="IMark179593288"/><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4">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alphabetical-index-mark text:string-value="updating from a selection" text:key1="styles"/>Updating a Style from a Selection</text:h>
      <text:p text:style-name="P19">To update a style from a selection:</text:p>
      <text:list xml:id="list33553008" text:continue-list="list33547559" text:style-name="OOoNum_20_123">
        <text:list-item text:start-value="1">
          <text:p text:style-name="P40">Open the Styles and Formatting deck in the Sidebar.</text:p>
        </text:list-item>
        <text:list-item>
          <text:p text:style-name="P34"><text:soft-page-break/>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4">Caution</text:p>
            <text:p text:style-name="P25"><draw:frame draw:style-name="fr9" draw:name="AOO41GS03_005_dangersign" text:anchor-type="as-char" svg:y="-0.2634in" svg:width="0.4307in" svg:height="0.398in" draw:z-index="12"><draw:image xlink:href="Pictures/10000201000000500000004A5CA4FE42.png" xlink:type="simple" xlink:show="embed" xlink:actuate="onLoad"/></draw:frame></text:p>
          </table:table-cell>
          <table:table-cell table:style-name="Table9.A1" office:value-type="string">
            <text:p text:style-name="P5">Make sure that there are unique properties in this paragraph. For example, if there are two different font sizes or font styles, that particular property will remain the same as before.</text:p>
          </table:table-cell>
        </table:table-row>
      </table:table>
      <text:list xml:id="list33555162"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1"><draw:frame draw:style-name="fr1" draw:name="Figure_AOO41GS03_3" text:anchor-type="as-char" svg:width="3.9925in" draw:z-index="10"><draw:text-box fo:min-height="2.1189in"><text:p text:style-name="P17"><draw:frame draw:style-name="fr10" draw:name="AOO41GS03_006" text:anchor-type="as-char" svg:width="3.9925in" svg:height="1.8819in" draw:z-index="11"><draw:image xlink:href="Pictures/10000000000001600000009BC4E367FC.png" xlink:type="simple" xlink:show="embed" xlink:actuate="onLoad"/></draw:frame></text:p><text:p text:style-name="P17">Figure <text:sequence text:ref-name="refFigure2" text:name="Figure" text:formula="ooow:Figure+1" style:num-format="1">3</text:sequence>: Updating a style from a selection</text:p></draw:text-box></draw:frame></text:p>
      <text:h text:style-name="OOoHeading_20_2" text:outline-level="3">Using <text:alphabetical-index-mark-start text:id="IMark179595832" text:key1="styles"/><text:alphabetical-index-mark text:string-value="AutoUpdate styles"/>AutoUpdate<text:alphabetical-index-mark-end text:id="IMark179595832"/> (Writer)</text:h>
      <text:p text:style-name="P14">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4">Tip</text:p>
          </table:table-cell>
          <table:table-cell table:style-name="Table14.A1" office:value-type="string">
            <text:p text:style-name="P5">If you are in the habit of manually overriding styles in your document, be sure that AutoUpdate is not enabled.</text:p>
          </table:table-cell>
        </table:table-row>
      </table:table>
      <text:h text:style-name="OOoHeading_20_2" text:outline-level="3">Updating Styles from a Document or Template</text:h>
      <text:p text:style-name="P14">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C<text:change-start text:change-id="ct366444200"/><text:alphabetical-index-mark text:string-value="Custom" text:key1="styles"/><text:change-end text:change-id="ct366444200"/>ustom) Styles</text:h>
      <text:p text:style-name="OOoTextBody_5f_ListIntro">You may want to add some new styles. You can do this in two ways:</text:p>
      <text:list xml:id="list39223840" text:style-name="OOoBullets_20_1">
        <text:list-item text:start-value="1">
          <text:p text:style-name="P29"><text:span text:style-name="T11">U</text:span>sing the Style dialog</text:p>
        </text:list-item>
      </text:list>
      <text:list xml:id="list33568925" text:continue-list="list33550833" text:style-name="OOoBullets_20_1">
        <text:list-item>
          <text:p text:style-name="P28"><text:span text:style-name="T11">F</text:span>rom a selection</text:p>
        </text:list-item>
      </text:list>
      <text:h text:style-name="OOoHeading_20_2" text:outline-level="3"><text:alphabetical-index-mark text:string-value="creating using Style dialog" text:key1="styles"/>Creating a New Style Using the Style Dialog</text:h>
      <text:p text:style-name="OOoTextBody"><text:span text:style-name="T1">To create a new style using the </text:span><text:alphabetical-index-mark-start text:id="IMark179593288"/><text:span text:style-name="T1">Style dialog</text:span><text:alphabetical-index-mark-end text:id="IMark179593288"/><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oft-page-break/><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OOoTextBody"><text:span text:style-name="T1">If you </text:span><text:alphabetical-index-mark text:string-value="linking" text:key1="styles"/><text:span text:style-name="T1">link styles, the new style will inherit characteristics from the style that you selected. </text:span><text:span text:style-name="T1">If </text:span><text:span text:style-name="T1">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14">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3573960" text:continue-list="list33555162" text:style-name="OOoNum_20_123">
        <text:list-item text:start-value="1">
          <text:p text:style-name="P40">Open the Styles and Formatting window and choose the type of style you want to create.</text:p>
        </text:list-item>
        <text:list-item>
          <text:p text:style-name="P34">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1"><draw:frame draw:style-name="fr1" draw:name="Figure_AOO41GS03_4" text:anchor-type="as-char" svg:width="4.6417in" draw:z-index="13"><draw:text-box fo:min-height="2.3457in"><text:p text:style-name="P17"><draw:frame draw:style-name="fr11" draw:name="AOO41GS03_007" text:anchor-type="as-char" svg:y="0in" svg:width="3.8528in" svg:height="2.0984in" draw:z-index="14"><draw:image xlink:href="Pictures/100000000000015F000000D6098F13B7.png" xlink:type="simple" xlink:show="embed" xlink:actuate="onLoad"/></draw:frame></text:p><text:p text:style-name="P17">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7">You can drag and drop a text selection into the Styles and Formatting deck to create a new style.</text:p>
      <text:p text:style-name="P16">Writer</text:p>
      <text:p text:style-name="P20">Select some text and drag it to the Styles and Formatting window. If Paragraph Styles are active, the paragraph style will be added to the list. If Character Styles are active, the character style will be added to the list.</text:p>
      <text:p text:style-name="P16">Calc</text:p>
      <text:p text:style-name="P20">Drag a cell selection to the Styles and Formatting deck to create cell styles.</text:p>
      <text:h text:style-name="OOoHeading_20_1" text:outline-level="2"><text:soft-page-break/><text:reference-mark-start text:name="Copying and moving styles"/>Copying and Moving Styles<text:reference-mark-end text:name="Copying and moving styles"/></text:h>
      <text:p text:style-name="P19">You can copy or move styles from one template or document into another template or document, in two ways:</text:p>
      <text:list xml:id="list39201547" text:style-name="OOoBullets_20_1">
        <text:list-item text:start-value="1">
          <text:p text:style-name="P29">Using the Template Management dialog</text:p>
        </text:list-item>
      </text:list>
      <text:list xml:id="list33574055" text:continue-list="list33568925" text:style-name="OOoBullets_20_1">
        <text:list-item>
          <text:p text:style-name="P28">Loading styles from a template or document</text:p>
        </text:list-item>
      </text:list>
      <text:h text:style-name="OOoHeading_20_2" text:outline-level="3">Using the Template Management Dialog</text:h>
      <text:p text:style-name="OOoTextBody_5f_ListIntro">To copy or move styles using the <text:alphabetical-index-mark-start text:id="IMark179596984"/>Template Management dialog<text:alphabetical-index-mark-end text:id="IMark179596984"/>:</text:p>
      <text:list xml:id="list33573605" text:continue-list="list33573960"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34">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4">Tip</text:p>
          </table:table-cell>
          <table:table-cell table:style-name="Table11.A1" office:value-type="string">
            <text:p text:style-name="P5">To copy styles from a file that is not open, click the File button. When you return to this dialog, both lists show the selected file and all the currently open documents.</text:p>
          </table:table-cell>
        </table:table-row>
      </table:table>
      <text:p text:style-name="P22"><draw:frame draw:style-name="fr1" draw:name="Figure_AOO41GS03_5" text:anchor-type="as-char" svg:width="5.3165in" draw:z-index="15"><draw:text-box fo:min-height="3.5102in"><text:p text:style-name="P17"><draw:frame draw:style-name="fr6" draw:name="AOO41GS03_008" text:anchor-type="as-char" svg:width="4.8764in" style:rel-width="100%" svg:height="2.9681in" style:rel-height="scale" draw:z-index="16"><draw:image xlink:href="Pictures/10000000000002160000013A280E67F8.png" xlink:type="simple" xlink:show="embed" xlink:actuate="onLoad"/></draw:frame></text:p><text:p text:style-name="P17">Figure <text:sequence text:ref-name="refFigure4" text:name="Figure" text:formula="ooow:Figure+1" style:num-format="1">5</text:sequence>: Choosing to copy styles from a document, not a template</text:p></draw:text-box></draw:frame></text:p>
      <text:list xml:id="list33553879" text:continue-numbering="true" text:style-name="OOoNum_20_123">
        <text:list-item>
          <text:p text:style-name="P34">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able:table-row>
          <table:table-cell table:style-name="Table19.A1" office:value-type="string">
            <text:p text:style-name="P24">Caution</text:p>
            <text:p text:style-name="P26"><draw:frame draw:style-name="fr9" draw:name="AOO41GS03_009_dangersign" text:anchor-type="as-char" svg:y="-0.2634in" svg:width="0.4307in" svg:height="0.398in" draw:z-index="17"><draw:image xlink:href="Pictures/10000201000000500000004A5CA4FE42.png" xlink:type="simple" xlink:show="embed" xlink:actuate="onLoad"/></draw:frame></text:p>
          </table:table-cell>
          <table:table-cell table:style-name="Table19.A1" office:value-type="string">
            <text:p text:style-name="P5">If you do not hold down the Ctrl key when dragging, the style will be moved from one list to the other. The style will be deleted from the list you are dragging it from.</text:p>
          </table:table-cell>
        </table:table-row>
      </table:table>
      <text:list xml:id="list33560824" text:continue-numbering="true" text:style-name="OOoNum_20_123">
        <text:list-item>
          <text:p text:style-name="OOoNum_20_123_20_End"><text:soft-page-break/><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1"><draw:frame draw:style-name="fr2" draw:name="Figure_AOO41GS03_6" text:anchor-type="as-char" svg:width="5.298in" draw:z-index="18"><draw:text-box fo:min-height="3.2075in"><text:p text:style-name="P17"><draw:frame draw:style-name="fr11" draw:name="AOO41GS03_010" text:anchor-type="as-char" svg:y="0in" svg:width="5.298in" svg:height="2.9555in" draw:z-index="19"><draw:image xlink:href="Pictures/1000000000000219000001290C55F305.png" xlink:type="simple" xlink:show="embed" xlink:actuate="onLoad"/></draw:frame></text:p><text:p text:style-name="P17">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from template or document" text:key1="styles"/><text:alphabetical-index-mark text:string-value="loading styles"/>Loading Styles from a Template or Document</text:h>
      <text:p text:style-name="OOoTextBody_5f_ListIntro">You can copy styles by loading them from a template or another document:</text:p>
      <text:list xml:id="list33567994" text:continue-list="list33560824" text:style-name="OOoNum_20_123">
        <text:list-item text:start-value="1">
          <text:p text:style-name="P40">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34">On the Load Styles dialog (<text:sequence-ref text:reference-format="category-and-value" text:ref-name="refFigure6">Figure 7</text:sequence-ref>), find and select the template you want to copy styles from.</text:p>
        </text:list-item>
      </text:list>
      <text:p text:style-name="P21"><draw:frame draw:style-name="fr1" draw:name="Figure_AOO41GS03_7" text:anchor-type="as-char" svg:width="5.3846in" draw:z-index="20"><draw:text-box fo:min-height="2.2925in"><text:p text:style-name="P17"><draw:frame draw:style-name="fr7" draw:name="AOO41GS03_011" text:anchor-type="as-char" svg:width="5.3846in" svg:height="2.0161in" draw:z-index="21"><draw:image xlink:href="Pictures/100000000000023F000000D6621C54EF.png" xlink:type="simple" xlink:show="embed" xlink:actuate="onLoad"/></draw:frame></text:p><text:p text:style-name="P17">Figure <text:sequence text:ref-name="refFigure6" text:name="Figure" text:formula="ooow:Figure+1" style:num-format="1">7</text:sequence>. Copying styles from a template into the open document</text:p></draw:text-box></draw:frame></text:p>
      <text:list xml:id="list33570129"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7">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4">Note</text:p>
          </table:table-cell>
          <table:table-cell table:style-name="Table12.A1" office:value-type="string">
            <text:p text:style-name="P5">To copy the styles from another document, click the From File button to open a window from which you can select the required document.</text:p>
          </table:table-cell>
        </table:table-row>
      </table:table>
      <text:h text:style-name="OOoHeading_20_1" text:outline-level="2"><text:soft-page-break/><text:alphabetical-index-mark text:string-value="deleting" text:key1="styles"/>Deleting Styles</text:h>
      <text:p text:style-name="P10">You cannot remove (delete) any of Apache OpenOffice’s predefined styles from a document or template, even if they are not in use.</text:p>
      <text:p text:style-name="P14">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4">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11">To use a template to create a document:</text:p>
      <text:list xml:id="list33546750" text:continue-list="list33570129"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34">Double-click the folder that contains the template that you want to use. A list of all the templates contained in that folder appears in the center box.</text:p>
        </text:list-item>
        <text:list-item>
          <text:p text:style-name="P34">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8">Preview</text:span></text:span><text:span text:style-name="T1"> icon </text:span><text:span text:style-name="T1"><draw:frame draw:style-name="fr12" draw:name="AOO41GS03_012_PreviewIcon" text:anchor-type="as-char" svg:width="0.3228in" svg:height="0.3508in" draw:z-index="22"><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3555157" text:continue-list="list33574055" text:style-name="OOoBullets_20_1">
        <text:list-item>
          <text:list>
            <text:list-item>
              <text:p text:style-name="OOoList_20_1_20_End"><text:span text:style-name="T1">To view the template’s properties, click the </text:span><text:span text:style-name="OOoMenuPath"><text:span text:style-name="T8">Document Properties</text:span></text:span><text:span text:style-name="T1"> icon </text:span><text:span text:style-name="T1"><draw:frame draw:style-name="fr13" draw:name="AOO41GS03_013_DocPropIcon" text:anchor-type="as-char" svg:width="0.3154in" svg:height="0.3465in" draw:z-index="23"><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3577966" text:continue-list="list33546750"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21"><text:soft-page-break/><draw:frame draw:style-name="fr1" draw:name="Figure_AOO41GS03_8" text:anchor-type="as-char" svg:width="6.7193in" draw:z-index="24"><draw:text-box fo:min-height="3.6008in"><text:p text:style-name="P17"><draw:frame draw:style-name="fr14" draw:name="AOO41GS03_014" text:anchor-type="as-char" svg:width="6.6193in" svg:height="3.398in" draw:z-index="25"><draw:image xlink:href="Pictures/10000000000003A5000001DF2F7F1C13.png" xlink:type="simple" xlink:show="embed" xlink:actuate="onLoad"/></draw:frame></text:p><text:p text:style-name="P17">Figure <text:sequence text:ref-name="refFigure7" text:name="Figure" text:formula="ooow:Figure+1" style:num-format="1">8</text:sequence>: Templates and Documents window</text:p></draw:text-box></draw:frame></text:p>
      <text:h text:style-name="OOoHeading_20_1" text:outline-level="2"><text:reference-mark-start text:name="Creating new templates"/>Creating a Template<text:reference-mark-end text:name="Creating new templates"/></text:h>
      <text:p text:style-name="P7">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P19">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29">Printer settings: which printer, single sided / double-sided, and paper size, and so on</text:p>
        </text:list-item>
      </text:list>
      <text:list xml:id="list33563978" text:continue-list="list33555157" text:style-name="OOoBullets_20_1">
        <text:list-item>
          <text:p text:style-name="P27">Styles to be used, including character, page, frame, numbering, and paragraph styles</text:p>
        </text:list-item>
        <text:list-item>
          <text:p text:style-name="P28">Format and settings regarding indexes, tables, bibliographies, table of contents</text:p>
        </text:list-item>
      </text:list>
      <text:p text:style-name="P14">Templates can also contain predefined text, saving you from having to type it every time you create a new document. For example, a letter template may contain your name, address, and salutation.</text:p>
      <text:p text:style-name="P14">You can also save menu and toolbar customizations in templates; see Chapter 11 (Setting Up and Customizing Apache OpenOffice) for more information.</text:p>
      <text:p text:style-name="P19">To create a template from a document:</text:p>
      <text:list xml:id="list33551636" text:continue-list="list33577966" text:style-name="OOoNum_20_123">
        <text:list-item text:start-value="1">
          <text:p text:style-name="P40">Open a new or existing document of the type you want to make into a template (text document, spreadsheet, drawing, presentation).</text:p>
        </text:list-item>
        <text:list-item>
          <text:p text:style-name="P34">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text:span><text:change text:change-id="ct366444096"/><text:span text:style-name="T1">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1"><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36">To learn more about template folders, see “<text:reference-ref text:reference-format="text" text:ref-name="Organizing templates">Organizing Templates</text:reference-ref>” on page <text:reference-ref text:reference-format="page" text:ref-name="Organizing templates">16</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21"><draw:frame draw:style-name="fr1" draw:name="Figure_AOO41GS03_9" text:anchor-type="as-char" svg:width="5.7047in" draw:z-index="26"><draw:text-box fo:min-height="2.3154in"><text:p text:style-name="P17"><draw:frame draw:style-name="fr6" draw:name="AOO41GS03_015" text:anchor-type="as-char" svg:width="5.7043in" style:rel-width="100%" svg:height="2.1134in" style:rel-height="scale" draw:z-index="27"><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7">In Writer, you can use wizards to create templates for letters, faxes, agendas, presentations, and Web pages.</text:p>
      <text:p text:style-name="P19">For example, the Letter Wizard guides you through the following choices:</text:p>
      <text:list xml:id="list39211247" text:style-name="OOoBullets_20_1">
        <text:list-item text:start-value="1">
          <text:p text:style-name="P30">Type of letter (business, formal personal or personal)</text:p>
        </text:list-item>
      </text:list>
      <text:list xml:id="list33572138" text:continue-list="list33563978" text:style-name="OOoBullets_20_1">
        <text:list-item>
          <text:p text:style-name="P27">Document elements like the return address, subject line (business letter), salutation, and complementary close</text:p>
        </text:list-item>
        <text:list-item>
          <text:p text:style-name="P27">Options for sender and recipient information (business letter)</text:p>
        </text:list-item>
        <text:list-item>
          <text:p text:style-name="P28">Text to include in the footer (business letter)</text:p>
        </text:list-item>
      </text:list>
      <text:p text:style-name="P19">To create a template using a wizard:</text:p>
      <text:list xml:id="list39227843" text:style-name="OOoNum_20_123">
        <text:list-item text:start-value="1">
          <text:p text:style-name="P41"><text:span text:style-name="T1">From the main menu, choose </text:span><text:span text:style-name="OOoMenuPath"><text:span text:style-name="T1">File &gt; Wizards &gt; [type of template required]</text:span></text:span><text:span text:style-name="OOoStrongEmphasis"><text:span text:style-name="T7"> </text:span></text:span><text:span text:style-name="T1">(see </text:span><text:span text:style-name="T1"><text:sequence-ref text:reference-format="category-and-value" text:ref-name="refFigure9">Figure 10</text:sequence-ref></text:span><text:span text:style-name="T1">).</text:span></text:p>
        </text:list-item>
        <text:list-item>
          <text:p text:style-name="P35">Follow the instructions on the pages of the wizard. This process is slightly different for each type of template, but the format is very similar.</text:p>
        </text:list-item>
        <text:list-item>
          <text:p text:style-name="P35">In the last section of the wizard, you can specify the name and location for saving the template. The default location is your user templates directory, but you can choose a different location if you prefer.</text:p>
        </text:list-item>
        <text:list-item>
          <text:p text:style-name="P33">Finally, you have the option of creating a new document from your template immediately, or manually changing the template. For future documents, you can re-use the template created by the wizard, just as you would use any other template.</text:p>
        </text:list-item>
      </text:list>
      <text:p text:style-name="P21"><text:soft-page-break/><draw:frame draw:style-name="fr1" draw:name="Figure_AOO41GS03_10" text:anchor-type="as-char" svg:width="3.7429in" draw:z-index="28"><draw:text-box fo:min-height="2.8445in"><text:p text:style-name="P17"><draw:frame draw:style-name="fr14" draw:name="AOO41GS03_016" text:anchor-type="as-char" svg:width="3.7429in" svg:height="2.6256in" draw:z-index="29"><draw:image xlink:href="Pictures/10000000000001DF00000150E6BB5380.png" xlink:type="simple" xlink:show="embed" xlink:actuate="onLoad"/></draw:frame></text:p><text:p text:style-name="P17">Figure <text:sequence text:ref-name="refFigure9" text:name="Figure" text:formula="ooow:Figure+1" style:num-format="1">10</text:sequence>. Creating a template using a wizard</text:p></draw:text-box></draw:frame></text:p>
      <text:h text:style-name="OOoHeading_20_1" text:outline-level="2">Adding Templates Using the <text:alphabetical-index-mark text:string-value="Extension Manager"/><text:alphabetical-index-mark text:string-value="Extension Manager" text:key1="template"/>Extension Manager</text:h>
      <text:p text:style-name="P7">The Extension Manager provides an easy way to install collections of templates, graphics, macros, or other add-ins that have been “packaged” into files with a .<text:alphabetical-index-mark-start text:id="IMark84858268"/>OXT extension<text:alphabetical-index-mark-end text:id="IMark84858268"/>.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1">To install an extension, follow these steps:</text:p>
      <text:list xml:id="list33557953" text:continue-list="list33551636" text:style-name="OOoNum_20_123">
        <text:list-item text:start-value="1">
          <text:p text:style-name="P40">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1"><text:soft-page-break/><draw:frame draw:style-name="fr1" draw:name="Figure_AOO41GS03_11" text:anchor-type="as-char" svg:width="6.1972in" draw:z-index="30"><draw:text-box fo:min-height="4.0083in"><text:p text:style-name="P12"><draw:frame draw:style-name="fr15" draw:name="AOO41GS03_017" text:anchor-type="as-char" svg:width="6.161in" svg:height="3.7799in" draw:z-index="31"><draw:image xlink:href="Pictures/10000201000002A40000019E0E525244.png" xlink:type="simple" xlink:show="embed" xlink:actuate="onLoad"/></draw:frame></text:p><text:p text:style-name="P17">Figure <text:sequence text:ref-name="refFigure10" text:name="Figure" text:formula="ooow:Figure+1" style:num-format="1">11</text:sequence>: Newly-added package of templates</text:p></draw:text-box></draw:frame></text:p>
      <text:h text:style-name="OOoHeading_20_1" text:outline-level="2"><text:alphabetical-index-mark text:string-value="editing" text:key1="template"/>Editing a Template</text:h>
      <text:p text:style-name="P7">You can edit a template’s styles and content, and then, if you wish, you can reapply the template’s styles to documents that were created from that template. You cannot reapply content.</text:p>
      <text:p text:style-name="P19">To edit a template:</text:p>
      <text:list xml:id="list33547260" text:continue-list="list33557953"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Updating a Document from a Changed Template</text:h>
      <text:p text:style-name="P10">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4">Caution</text:p>
            <text:p text:style-name="P25"><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4">You can change the template assigned to a document, or reconnect a document to a template, in two ways: manually or using the Template Changer extension to OpenOffice.</text:p>
      <text:p text:style-name="P14">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4">The Template Changer extension works with Writer, Calc, Draw, and Impress.</text:p>
      <text:h text:style-name="OOoHeading_20_1" text:outline-level="2"><text:reference-mark-start text:name="Setting a default template"/>Setting a D<text:alphabetical-index-mark-start text:id="IMark84829852"/>efault Template<text:alphabetical-index-mark-end text:id="IMark84829852"/><text:reference-mark-end text:name="Setting a default template"/></text:h>
      <text:p text:style-name="P8"><text:span text:style-name="T1">If you create a document by choosing </text:span><text:span text:style-name="OOoMenuPath"><text:span text:style-name="T1">File &gt; New &gt; Text Document</text:span></text:span><text:span text:style-name="OOoStrongEmphasis"><text:span text:style-name="T7"> </text:span></text:span><text:span text:style-name="T1">(or</text:span><text:span text:style-name="OOoStrongEmphasis"><text:span text:style-name="T7"> </text:span></text:span><text:span text:style-name="OOoMenuPath"><text:span text:style-name="T9">Spreadsheet</text:span></text:span><text:span text:style-name="OOoStrongEmphasis"><text:span text:style-name="T7">, </text:span></text:span><text:span text:style-name="OOoMenuPath"><text:span text:style-name="T9">Presentation</text:span></text:span><text:span text:style-name="T1">, or </text:span><text:span text:style-name="OOoMenuPath"><text:span text:style-name="T9">Drawing</text:span></text:span><text:span text:style-name="OOoStrongEmphasis"><text:span text:style-name="T7">)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Setting a Template as the Default</text:h>
      <text:p text:style-name="P14">You can set any template to be the default, as long as it is in one of the folders displayed in the Template Management dialog.</text:p>
      <text:p text:style-name="P19">To set a custom template as the default:</text:p>
      <text:list xml:id="list33554989" text:continue-list="list33547260"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4">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11">To re-enable Apache OpenOffice’s Default template for a document type as the default:</text:p>
      <text:list xml:id="list33551125" text:continue-list="list33554989" text:style-name="OOoNum_20_123">
        <text:list-item text:start-value="1">
          <text:p text:style-name="P40">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soft-page-break/><text:reference-mark-start text:name="Organizing templates"/>Organizing Templates<text:reference-mark-end text:name="Organizing templates"/></text:h>
      <text:p text:style-name="P9">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4">Note</text:p>
          </table:table-cell>
          <table:table-cell table:style-name="Table21.A1" office:value-type="string">
            <text:p text:style-name="P5">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P19">To create a template folder:</text:p>
      <text:list xml:id="list33551398" text:continue-list="list33551125" text:style-name="OOoNum_20_123">
        <text:list-item text:start-value="1">
          <text:p text:style-name="P40">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Deleting a Template Folder</text:h>
      <text:p text:style-name="P14">You cannot delete template folders supplied with Apache OpenOffice or installed using the Extension Manager; you can only delete template folders that you have created.</text:p>
      <text:p text:style-name="P19">To delete a template folder that you have created:</text:p>
      <text:list xml:id="list33559304" text:continue-list="list33551398" text:style-name="OOoNum_20_123">
        <text:list-item text:start-value="1">
          <text:p text:style-name="P40">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Moving templates"/>Moving a Template<text:reference-mark-end text:name="Moving templates"/></text:h>
      <text:p text:style-name="P19">To move a template from one template folder to another template folder:</text:p>
      <text:list xml:id="list33568719" text:continue-list="list33559304" text:style-name="OOoNum_20_123">
        <text:list-item text:start-value="1">
          <text:p text:style-name="P40">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alphabetical-index-mark text:string-value="deleting" text:key1="template"/>Deleting a Template</text:h>
      <text:p text:style-name="P14">You cannot delete templates supplied with Apache OpenOffice or installed using the Extension Manager; you can only delete templates that you have created or imported.</text:p>
      <text:p text:style-name="P19">To delete a template:</text:p>
      <text:list xml:id="list33574436" text:continue-list="list33568719" text:style-name="OOoNum_20_123">
        <text:list-item text:start-value="1">
          <text:p text:style-name="P40">In the Template Management dialog, double-click the folder that contains the template you want to delete. A list of the templates contained in that folder appears underneath the folder name.</text:p>
        </text:list-item>
        <text:list-item>
          <text:p text:style-name="P34"><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reference-mark-start text:name="Importing templates"/>Importing a Template<text:reference-mark-end text:name="Importing templates"/></text:h>
      <text:p text:style-name="P14">If the template that you want to use is in a different location, you must import it into an Apache OpenOffice template folder.</text:p>
      <text:p text:style-name="P19">To <text:alphabetical-index-mark text:string-value="importing" text:key1="templates"/>import a template into a template folder:</text:p>
      <text:list xml:id="list33563238" text:continue-list="list33574436" text:style-name="OOoNum_20_123">
        <text:list-item text:start-value="1">
          <text:p text:style-name="P40">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alphabetical-index-mark text:string-value="exporting" text:key1="template"/>Exporting a Template</text:h>
      <text:p text:style-name="P19">To export a template from a template folder to another location:</text:p>
      <text:list xml:id="list33566819" text:continue-list="list33563238" text:style-name="OOoNum_20_123">
        <text:list-item text:start-value="1">
          <text:p text:style-name="P40">In the Template Management dialog, double-click the folder that contains the template you want to export. A list of the templates contained in that folder appears underneath the folder name.</text:p>
        </text:list-item>
        <text:list-item>
          <text:p text:style-name="P34">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reference-mark-start text:name="Examples of style use"/>Examples of Style Use<text:reference-mark-end text:name="Examples of style use"/></text:h>
      <text:p text:style-name="P10">The following examples of common use of page and paragraph styles are taken from Writer. There are many other ways to use styles; see the guides for the various components for details.</text:p>
      <text:h text:style-name="OOoHeading_20_2" text:outline-level="3">Defining a <text:alphabetical-index-mark-start text:id="IMark84879728" text:key1="styles"/>Different First Page<text:alphabetical-index-mark-end text:id="IMark84879728"/>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1"><text:soft-page-break/><draw:frame draw:style-name="fr3" draw:name="Figure_AOO41GS03_12" text:anchor-type="as-char" svg:width="2.4902in" svg:height="1.652in" style:rel-height="17%" draw:z-index="1"><draw:text-box><text:p text:style-name="P17"><draw:frame draw:style-name="fr16" draw:name="AOO41GS03_019" text:anchor-type="as-char" svg:y="-1.1909in" svg:width="2.4882in" svg:height="1.4138in" draw:z-index="5"><draw:image xlink:href="Pictures/1000020100000123000000AE8D7FC663.png" xlink:type="simple" xlink:show="embed" xlink:actuate="onLoad"/></draw:frame></text:p><text:p text:style-name="P17">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1"><draw:frame draw:style-name="fr4" draw:name="Figure_AOO41GS03_13" text:anchor-type="as-char" svg:width="4.7701in" draw:z-index="6"><draw:text-box fo:min-height="1.5835in"><text:p text:style-name="P17"><draw:frame draw:style-name="fr10" draw:name="AOO41GS03_020" text:anchor-type="as-char" svg:width="4.7319in" svg:height="1.3638in" draw:z-index="7"><draw:image xlink:href="Pictures/10000000000002090000008D6AD35CBD.png" xlink:type="simple" xlink:show="embed" xlink:actuate="onLoad"/></draw:frame></text:p><text:p text:style-name="P17">Figure <text:sequence text:ref-name="refFigure12" text:name="Figure" text:formula="ooow:Figure+1" style:num-format="1">13</text:sequence>: Dividing a document into chapters using page styles</text:p></draw:text-box></draw:frame></text:p>
      <text:h text:style-name="OOoHeading_20_2"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 text:string-value="landscape pages"/><text:alphabetical-index-mark-start text:id="IMark84878672" text:key1="page layout"/><text:span text:style-name="T1">landscape page</text:span><text:alphabetical-index-mark-end text:id="IMark84878672"/><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alphabetical-index-mark text:string-value="different on right and left pages" text:key1="header"/>Different Headers on Right and Left Pages</text:h>
      <text:p text:style-name="P8"><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soft-page-break/>Controlling Page Breaks Automatically</text:h>
      <text:p text:style-name="P9">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alphabetical-index-mark text:string-value="sequence of styles, automatic"/><text:alphabetical-index-mark text:string-value="defining a sequence" text:key1="styles"/>Defining a Sequence of Styles</text:h>
      <text:p text:style-name="OOoTextBody"><text:span text:style-name="T3">You can set up one paragraph style so that when you press </text:span><text:span text:style-name="OOoKeystroke"><text:span text:style-name="T1">Enter</text:span></text:span><text:span text:style-name="T3"> at the end of that paragraph, the following paragraph automatically has the style you wish applied to it. For example, you could define a </text:span><text:span text:style-name="OOoEmphasis"><text:span text:style-name="T1">Heading 1</text:span></text:span><text:span text:style-name="T3"> paragraph to be followed by a </text:span><text:span text:style-name="OOoEmphasis"><text:span text:style-name="T1">Text Body</text:span></text:span><text:span text:style-name="T3"> paragraph. A more complex example would be: </text:span><text:span text:style-name="OOoEmphasis"><text:span text:style-name="T1">Title</text:span></text:span><text:span text:style-name="T3"> followed by </text:span><text:span text:style-name="OOoEmphasis"><text:span text:style-name="T1">Author</text:span></text:span><text:span text:style-name="T3"> followed by </text:span><text:span text:style-name="OOoEmphasis"><text:span text:style-name="T1">Abstract</text:span></text:span><text:span text:style-name="T3"> followed by </text:span><text:span text:style-name="OOoEmphasis"><text:span text:style-name="T1">Heading 1</text:span></text:span><text:span text:style-name="T3"> followed by </text:span><text:span text:style-name="OOoEmphasis"><text:span text:style-name="T1">Text Body</text:span></text:span><text:span text:style-name="T3">.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1</text:page-number></text:p>
      </style:footer>
      <style:footer-left>
        <text:p text:style-name="OOoFooter"><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11-13T13:32:44.45</dc:date>
    <dc:creator>f c</dc:creator>
    <meta:editing-duration>PT17H11M44S</meta:editing-duration>
    <meta:editing-cycles>65</meta:editing-cycles>
    <meta:generator>OpenOffice/4.1.13$Win32 OpenOffice.org_project/4113m1$Build-9810</meta:generator>
    <meta:document-statistic meta:table-count="11" meta:image-count="20" meta:object-count="0" meta:page-count="19" meta:paragraph-count="331" meta:word-count="5662" meta:character-count="32178"/>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